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993in"/>
    </style:style>
    <style:style style:name="Table1.B" style:family="table-column">
      <style:table-column-properties style:column-width="0.9326in"/>
    </style:style>
    <style:style style:name="Table1.C" style:family="table-column">
      <style:table-column-properties style:column-width="4.96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margin-top="0in" fo:margin-bottom="0.0972in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2"/>
    <style:style style:name="P5" style:family="paragraph" style:parent-style-name="Quotations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3"/>
    <style:style style:name="P7" style:family="paragraph" style:parent-style-name="Text_20_body">
      <style:paragraph-properties fo:margin-top="0in" fo:margin-bottom="0.0972in" style:contextual-spacing="false" fo:line-height="115%"/>
    </style:style>
    <style:style style:name="P8" style:family="paragraph" style:parent-style-name="Heading_20_3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T1" style:family="text">
      <style:text-properties officeooo:rsid="001532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Game Title: </text:span><text:span text:style-name="Strong_20_Emphasis"><text:span text:style-name="Emphasis">[Insert Name Here]</text:span></text:span></text:h>
      <text:h text:style-name="P1" text:outline-level="2">1. Components</text:h>
      <text:list text:style-name="L1">
        <text:list-item>
          <text:p text:style-name="P2"><text:span text:style-name="Strong_20_Emphasis">White Cards (79 cards)</text:span></text:p>
          <text:list>
            <text:list-item>
              <text:p text:style-name="P2">Numbered <text:span text:style-name="T1">with value</text:span> 1–79.</text:p>
            </text:list-item>
            <text:list-item>
              <text:p text:style-name="P2">Each card includes:</text:p>
              <text:list>
                <text:list-item>
                  <text:p text:style-name="P2"><text:span text:style-name="Strong_20_Emphasis">Point</text:span><text:span text:style-name="Strong_20_Emphasis"><text:span text:style-name="T1">s</text:span></text:span>: Equal to its tens digit.<text:line-break/>(e.g., 1–9 = 0 points; 10–19 = 1 point; 20–29 = 2 points, etc.)</text:p>
                </text:list-item>
                <text:list-item>
                  <text:p text:style-name="P2"><text:span text:style-name="Strong_20_Emphasis">Round Rule Icon</text:span>: Indicates which rule applies during resolution.</text:p>
                </text:list-item>
                <text:list-item>
                  <text:p text:style-name="P2"><text:span text:style-name="Strong_20_Emphasis">Optional Symbol</text:span>: Used for end-game set scoring.</text:p>
                </text:list-item>
                <text:list-item>
                  <text:p text:style-name="P2"><text:span text:style-name="Strong_20_Emphasis">Optional Instruction</text:span>: “Draw X black cards” (grants black card draws when fulfilled).</text:p>
                </text:list-item>
              </text:list>
            </text:list-item>
          </text:list>
        </text:list-item>
        <text:list-item>
          <text:p text:style-name="P2"><text:span text:style-name="Strong_20_Emphasis">Black Cards (36 cards)</text:span></text:p>
          <text:list>
            <text:list-item>
              <text:p text:style-name="P2">Two types:</text:p>
              <text:list>
                <text:list-item>
                  <text:p text:style-name="P2"><text:span text:style-name="Strong_20_Emphasis">Hold Cards</text:span>: Kept until game end; grant bonus points and symbols.</text:p>
                </text:list-item>
                <text:list-item>
                  <text:p text:style-name="P2"><text:span text:style-name="Strong_20_Emphasis">Play Cards</text:span>: Played face-down onto any white card (yours or others’) to alter its value or apply effects.</text:p>
                </text:list-item>
              </text:list>
            </text:list-item>
            <text:list-item>
              <text:p text:style-name="P2">Some cards also show symbols used for set scoring.</text:p>
            </text:list-item>
          </text:list>
        </text:list-item>
        <text:list-item>
          <text:p text:style-name="P2"><text:span text:style-name="Strong_20_Emphasis">Reference Cards (5 cards)</text:span></text:p>
          <text:list>
            <text:list-item>
              <text:p text:style-name="P2">Show icon descriptions and scoring for symbol sets.</text:p>
            </text:list-item>
          </text:list>
        </text:list-item>
        <text:list-item>
          <text:p text:style-name="P2"><text:span text:style-name="Strong_20_Emphasis">End-of-Game Card</text:span></text:p>
          <text:list>
            <text:list-item>
              <text:p text:style-name="P2">Numbered 80; triggers the final round when revealed.<text:line-break/><text:span text:style-name="Emphasis">(It is not draftable or playable.)</text:span></text:p>
            </text:list-item>
          </text:list>
        </text:list-item>
        <text:list-item>
          <text:p text:style-name="P2"><text:span text:style-name="Strong_20_Emphasis">Rulebook</text:span></text:p>
        </text:list-item>
      </text:list>
      <text:p text:style-name="P3"/>
      <text:h text:style-name="P1" text:outline-level="2">2. Game Objective</text:h>
      <text:p text:style-name="Text_20_body">Score the most points before the game ends.</text:p>
      <text:p text:style-name="Text_20_body">You’ll earn points from:</text:p>
      <text:list text:style-name="L2">
        <text:list-item>
          <text:p text:style-name="P4"><text:span text:style-name="Strong_20_Emphasis">White cards</text:span> kept during rounds.</text:p>
        </text:list-item>
        <text:list-item>
          <text:p text:style-name="P4"><text:span text:style-name="Strong_20_Emphasis">Symbol sets</text:span> formed from your scored white and black Hold cards.</text:p>
        </text:list-item>
        <text:list-item>
          <text:p text:style-name="P4"><text:span text:style-name="Strong_20_Emphasis">Black Hold card bonuses</text:span>.</text:p>
        </text:list-item>
      </text:list>
      <text:p text:style-name="P5">🎯 The player with the highest total score wins!</text:p>
      <text:p text:style-name="P3"/>
      <text:h text:style-name="P1" text:outline-level="2"><text:soft-page-break/>3. Setup</text:h>
      <text:list text:style-name="L3">
        <text:list-item>
          <text:p text:style-name="P6"><text:span text:style-name="Strong_20_Emphasis">Prepare the White Deck</text:span></text:p>
          <text:list>
            <text:list-item>
              <text:p text:style-name="P6">Remove the <text:span text:style-name="Strong_20_Emphasis">80-card</text:span> from the white deck.</text:p>
            </text:list-item>
            <text:list-item>
              <text:p text:style-name="P6">Shuffle the remaining 79 cards.</text:p>
            </text:list-item>
            <text:list-item>
              <text:p text:style-name="P6">Insert the 80-card back into the deck <text:span text:style-name="Strong_20_Emphasis">at the position specified for your player count</text:span> (printed on the card).</text:p>
            </text:list-item>
          </text:list>
        </text:list-item>
        <text:list-item>
          <text:p text:style-name="P6"><text:span text:style-name="Strong_20_Emphasis">Deal White Cards</text:span></text:p>
          <text:list>
            <text:list-item>
              <text:p text:style-name="P6">Each player starts with <text:span text:style-name="Strong_20_Emphasis">3 white cards</text:span>.</text:p>
            </text:list-item>
            <text:list-item>
              <text:p text:style-name="P6">Reveal <text:span text:style-name="Strong_20_Emphasis">(number of players + 1)</text:span> white cards face-up in the center.</text:p>
            </text:list-item>
          </text:list>
        </text:list-item>
        <text:list-item>
          <text:p text:style-name="P6"><text:span text:style-name="Strong_20_Emphasis">Prepare the Black Deck</text:span></text:p>
          <text:list>
            <text:list-item>
              <text:p text:style-name="P6">Shuffle all black cards.</text:p>
            </text:list-item>
            <text:list-item>
              <text:p text:style-name="P6">Deal <text:span text:style-name="Strong_20_Emphasis">2 black cards</text:span> to each player.</text:p>
            </text:list-item>
          </text:list>
        </text:list-item>
        <text:list-item>
          <text:p text:style-name="P6"><text:span text:style-name="Strong_20_Emphasis">Place Reference Cards</text:span></text:p>
          <text:list>
            <text:list-item>
              <text:p text:style-name="P6">Keep them accessible for all players.</text:p>
            </text:list-item>
          </text:list>
        </text:list-item>
        <text:list-item>
          <text:p text:style-name="P6"><text:span text:style-name="Strong_20_Emphasis">Determine First Player</text:span></text:p>
          <text:list>
            <text:list-item>
              <text:p text:style-name="P6">Use any method (e.g., youngest player, highest card draw, random selection).</text:p>
            </text:list-item>
          </text:list>
        </text:list-item>
      </text:list>
      <text:p text:style-name="P3"/>
      <text:h text:style-name="P1" text:outline-level="2">4. Round Sequence</text:h>
      <text:p text:style-name="P7">💡 <text:span text:style-name="Strong_20_Emphasis">Round Rule Reminder</text:span>:<text:line-break/>Each round's rule is determined by the icon on the <text:span text:style-name="Strong_20_Emphasis">one white card left in the center</text:span> after the Draw Phase. This icon affects how cards are discarded during the Resolution Phase. </text:p>
      <text:p text:style-name="Text_20_body">Each round consists of <text:span text:style-name="Strong_20_Emphasis">7 steps</text:span>:</text:p>
      <text:h text:style-name="P8" text:outline-level="3">1. <text:span text:style-name="Strong_20_Emphasis">Draw Phase</text:span></text:h>
      <text:list text:style-name="L4">
        <text:list-item>
          <text:p text:style-name="P9">In turn order (starting with the first player), each player <text:span text:style-name="T1">must </text:span>draft <text:span text:style-name="Strong_20_Emphasis">1 white card</text:span> from the center into their hand.</text:p>
        </text:list-item>
      </text:list>
      <text:h text:style-name="P8" text:outline-level="3">2. <text:span text:style-name="Strong_20_Emphasis">Selection Phase</text:span></text:h>
      <text:list text:style-name="L5">
        <text:list-item>
          <text:p text:style-name="P10">All players secretly choose <text:span text:style-name="Strong_20_Emphasis">1 white card</text:span> from their hand and place it face-down. White cards not selected remain in your hand for future rounds. </text:p>
        </text:list-item>
      </text:list>
      <text:h text:style-name="P8" text:outline-level="3">3. <text:span text:style-name="Strong_20_Emphasis">Black Card Play Phase</text:span></text:h>
      <text:list text:style-name="L6">
        <text:list-item>
          <text:p text:style-name="P11">In no particular order, players may play <text:span text:style-name="Strong_20_Emphasis">any number of Play black cards</text:span> onto <text:span text:style-name="Strong_20_Emphasis">any</text:span> face-down white card (including their own). Multiple Play cards may be attached to the same white card. </text:p>
          <text:list>
            <text:list-item>
              <text:p text:style-name="P11">Once placed, these black cards are locked in and cannot be moved or removed.</text:p>
            </text:list-item>
          </text:list>
        </text:list-item>
      </text:list>
      <text:h text:style-name="P8" text:outline-level="3"><text:soft-page-break/>4. <text:span text:style-name="Strong_20_Emphasis">Reveal Phase</text:span></text:h>
      <text:list text:style-name="L7">
        <text:list-item>
          <text:p text:style-name="P12">All players simultaneously flip over their selected white cards <text:span text:style-name="Strong_20_Emphasis">and</text:span> any attached black Play cards.</text:p>
        </text:list-item>
      </text:list>
      <text:h text:style-name="P8" text:outline-level="3">5. <text:span text:style-name="Strong_20_Emphasis">Resolution Phase</text:span></text:h>
      <text:list text:style-name="L8">
        <text:list-item>
          <text:p text:style-name="P13">Apply the round rule based on the <text:span text:style-name="Strong_20_Emphasis">icon on the center card left after drawing</text:span> to determine which white cards are discarded.</text:p>
          <text:list>
            <text:list-item>
              <text:p text:style-name="P13"><text:span text:style-name="Strong_20_Emphasis">Ties</text:span>: Cards with the same effective value are treated as a group and discarded together if they match the rule’s condition.</text:p>
            </text:list-item>
            <text:list-item>
              <text:p text:style-name="P13"><text:span text:style-name="Strong_20_Emphasis">Scored white cards</text:span> stay face-up in front of the player.</text:p>
            </text:list-item>
            <text:list-item>
              <text:p text:style-name="P13"><text:span text:style-name="Strong_20_Emphasis">Discarded white cards</text:span> go to the discard pile and do <text:span text:style-name="Strong_20_Emphasis">not</text:span> score points.</text:p>
            </text:list-item>
          </text:list>
        </text:list-item>
        <text:list-item>
          <text:p text:style-name="P13"><text:span text:style-name="Strong_20_Emphasis">Black Card Draws:</text:span></text:p>
          <text:list>
            <text:list-item>
              <text:p text:style-name="P13">If a scored white card had a <text:span text:style-name="Strong_20_Emphasis">“draw X black cards”</text:span> instruction → Draw that many black cards.</text:p>
            </text:list-item>
            <text:list-item>
              <text:p text:style-name="P13">If a discarded white card had <text:span text:style-name="Strong_20_Emphasis">X Play cards</text:span> attached → Draw X black cards.</text:p>
            </text:list-item>
          </text:list>
        </text:list-item>
        <text:list-item>
          <text:p text:style-name="P13"><text:span text:style-name="Strong_20_Emphasis">Hand Limit</text:span>: Players may not hold more than <text:span text:style-name="Strong_20_Emphasis">3 black cards</text:span> after any draws. Discard down to 3 immediately if over.</text:p>
        </text:list-item>
      </text:list>
      <text:h text:style-name="P8" text:outline-level="3">6. <text:span text:style-name="Strong_20_Emphasis">Center Cleanup</text:span></text:h>
      <text:list text:style-name="L9">
        <text:list-item>
          <text:p text:style-name="P14">Discard the <text:span text:style-name="Strong_20_Emphasis">one remaining</text:span> unchosen white card in the center.</text:p>
        </text:list-item>
        <text:list-item>
          <text:p text:style-name="P14">Refill the center display to <text:span text:style-name="Strong_20_Emphasis">(players + 1)</text:span> cards from the white deck. If the 80-card is revealed when refilling the center display, place it face-up. It may not be drawn or affected, but it signals th<text:span text:style-name="T1">at the next round will be the last one</text:span>. </text:p>
        </text:list-item>
      </text:list>
      <text:h text:style-name="P8" text:outline-level="3">7. <text:span text:style-name="Strong_20_Emphasis">First Player Pass</text:span></text:h>
      <text:list text:style-name="L10">
        <text:list-item>
          <text:p text:style-name="P15">Pass the first player marker <text:span text:style-name="Strong_20_Emphasis">clockwise</text:span>.</text:p>
        </text:list-item>
        <text:list-item>
          <text:p text:style-name="P15">Begin the next round from Step 1.</text:p>
        </text:list-item>
      </text:list>
      <text:p text:style-name="P3"/>
      <text:h text:style-name="P1" text:outline-level="2">5. End of Game</text:h>
      <text:list text:style-name="L11">
        <text:list-item>
          <text:p text:style-name="P16">When the <text:span text:style-name="Strong_20_Emphasis">80-card</text:span> appears in the center display, that round becomes the <text:span text:style-name="Strong_20_Emphasis">final round</text:span>.</text:p>
        </text:list-item>
        <text:list-item>
          <text:p text:style-name="P16">The 80-card is <text:span text:style-name="Strong_20_Emphasis">not selectable</text:span> and remains in the center.</text:p>
        </text:list-item>
        <text:list-item>
          <text:p text:style-name="P16">After resolving the round, proceed to final scoring.</text:p>
        </text:list-item>
      </text:list>
      <text:p text:style-name="P3"/>
      <text:h text:style-name="P1" text:outline-level="2">6. Scoring</text:h>
      <text:p text:style-name="Text_20_body">Tally points as follows:</text:p>
      <text:h text:style-name="P8" text:outline-level="3"><text:soft-page-break/>1. <text:span text:style-name="Strong_20_Emphasis">White Card Points</text:span></text:h>
      <text:list text:style-name="L12">
        <text:list-item>
          <text:p text:style-name="P17">Score points equal to the <text:span text:style-name="Strong_20_Emphasis">tens digit</text:span> of each non-discarded white card.</text:p>
        </text:list-item>
      </text:list>
      <text:h text:style-name="P8" text:outline-level="3">2. <text:span text:style-name="Strong_20_Emphasis">Black Hold Cards</text:span></text:h>
      <text:list text:style-name="L13">
        <text:list-item>
          <text:p text:style-name="P18">Add all point bonuses shown on Hold cards.</text:p>
        </text:list-item>
        <text:list-item>
          <text:p text:style-name="P18">Include any symbols for set collection.</text:p>
        </text:list-item>
      </text:list>
      <text:h text:style-name="P8" text:outline-level="3">3. <text:span text:style-name="Strong_20_Emphasis">Symbol Sets</text:span></text:h>
      <text:list text:style-name="L14">
        <text:list-item>
          <text:p text:style-name="P19">Combine symbols from <text:span text:style-name="Strong_20_Emphasis">all your scored white cards and Hold black cards</text:span>.</text:p>
        </text:list-item>
        <text:list-item>
          <text:p text:style-name="P19">Score based on each unique set:</text:p>
          <text:list>
            <text:list-item>
              <text:p text:style-name="P19">2 of the same symbol → <text:span text:style-name="Strong_20_Emphasis">2 points</text:span></text:p>
            </text:list-item>
            <text:list-item>
              <text:p text:style-name="P19">3 of the same → <text:span text:style-name="Strong_20_Emphasis">5 points</text:span></text:p>
            </text:list-item>
            <text:list-item>
              <text:p text:style-name="P19">4 of the same → <text:span text:style-name="Strong_20_Emphasis">9 points</text:span></text:p>
            </text:list-item>
            <text:list-item>
              <text:p text:style-name="P19">5 of the same → <text:span text:style-name="Strong_20_Emphasis">15 points</text:span></text:p>
            </text:list-item>
          </text:list>
        </text:list-item>
        <text:list-item>
          <text:p text:style-name="P19">⭐ <text:span text:style-name="Strong_20_Emphasis">Star symbols</text:span> are wild: each can substitute <text:span text:style-name="Strong_20_Emphasis">one</text:span> missing symbol in <text:span text:style-name="Strong_20_Emphasis">a single set</text:span>.</text:p>
        </text:list-item>
      </text:list>
      <text:h text:style-name="P8" text:outline-level="3">Final Score =</text:h>
      <text:p text:style-name="Text_20_body"><text:span text:style-name="Strong_20_Emphasis">White card points + Black Hold bonuses + Symbol set points</text:span></text:p>
      <text:h text:style-name="P8" text:outline-level="3">Tiebreakers:</text:h>
      <text:list text:style-name="L15">
        <text:list-item>
          <text:p text:style-name="P20">Player with <text:span text:style-name="Strong_20_Emphasis">more scored white cards</text:span> wins.</text:p>
        </text:list-item>
        <text:list-item>
          <text:p text:style-name="P20">Still tied? Players share the victory!</text:p>
        </text:list-item>
      </text:list>
      <text:p text:style-name="P3"/>
      <text:h text:style-name="P1" text:outline-level="2">7. Round Rules Reference</text:h>
      <text:p text:style-name="P7">Each round, the active rule is determined by the <text:span text:style-name="Strong_20_Emphasis">icon shown on the unchosen center card</text:span> after all players have drawn in the Draw Phase. 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con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ffect</text:p>
            </table:table-cell>
          </table:table-row>
        </table:table-header-rows>
        <table:table-row>
          <table:table-cell table:style-name="Table1.A1" office:value-type="string">
            <text:p text:style-name="Table_20_Contents">↑</text:p>
          </table:table-cell>
          <table:table-cell table:style-name="Table1.A1" office:value-type="string">
            <text:p text:style-name="Table_20_Contents"><text:span text:style-name="Strong_20_Emphasis">Standard</text:span></text:p>
          </table:table-cell>
          <table:table-cell table:style-name="Table1.A1" office:value-type="string">
            <text:p text:style-name="Table_20_Contents">Discard the single highest-value card among all revealed cards + center.</text:p>
          </table:table-cell>
        </table:table-row>
        <table:table-row>
          <table:table-cell table:style-name="Table1.A1" office:value-type="string">
            <text:p text:style-name="Table_20_Contents">↑↑</text:p>
          </table:table-cell>
          <table:table-cell table:style-name="Table1.A1" office:value-type="string">
            <text:p text:style-name="Table_20_Contents"><text:span text:style-name="Strong_20_Emphasis">Double Up</text:span></text:p>
          </table:table-cell>
          <table:table-cell table:style-name="Table1.A1" office:value-type="string">
            <text:p text:style-name="Table_20_Contents">Discard the two highest-value cards among all revealed + center.</text:p>
          </table:table-cell>
        </table:table-row>
        <table:table-row>
          <table:table-cell table:style-name="Table1.A1" office:value-type="string">
            <text:p text:style-name="Table_20_Contents">↑↓</text:p>
          </table:table-cell>
          <table:table-cell table:style-name="Table1.A1" office:value-type="string">
            <text:p text:style-name="Table_20_Contents"><text:span text:style-name="Strong_20_Emphasis">High &amp; Low</text:span></text:p>
          </table:table-cell>
          <table:table-cell table:style-name="Table1.A1" office:value-type="string">
            <text:p text:style-name="Table_20_Contents">Discard both the highest and lowest-value cards from revealed + center.</text:p>
          </table:table-cell>
        </table:table-row>
        <table:table-row>
          <table:table-cell table:style-name="Table1.A1" office:value-type="string">
            <text:p text:style-name="Table_20_Contents">[Symbol] ↑</text:p>
          </table:table-cell>
          <table:table-cell table:style-name="Table1.A1" office:value-type="string">
            <text:p text:style-name="Table_20_Contents"><text:span text:style-name="Strong_20_Emphasis">Symbolic Up</text:span></text:p>
          </table:table-cell>
          <table:table-cell table:style-name="Table1.A1" office:value-type="string">
            <text:p text:style-name="Table_20_Contents">Count total matching symbols among revealed + center; discard that many highest cards.</text:p>
          </table:table-cell>
        </table:table-row>
        <table:table-row>
          <table:table-cell table:style-name="Table1.A1" office:value-type="string">
            <text:p text:style-name="Table_20_Contents">≥80</text:p>
          </table:table-cell>
          <table:table-cell table:style-name="Table1.A1" office:value-type="string">
            <text:p text:style-name="Table_20_Contents"><text:span text:style-name="Strong_20_Emphasis">Safe Zone</text:span></text:p>
          </table:table-cell>
          <table:table-cell table:style-name="Table1.A1" office:value-type="string">
            <text:p text:style-name="Table_20_Contents">Discard the highest card <text:span text:style-name="Strong_20_Emphasis">with value ≥ 80</text:span>, if any, from revealed + center.</text:p>
          </table:table-cell>
        </table:table-row>
      </table:table>
      <text:p text:style-name="P5">(Refer to the reference cards for icon visuals.)</text:p>
      <text:p text:style-name="P3"/>
      <text:h text:style-name="P1" text:outline-level="2">8. Clarifications &amp; FAQs</text:h>
      <text:list text:style-name="L16">
        <text:list-item>
          <text:p text:style-name="P21"><text:span text:style-name="Strong_20_Emphasis">Black Deck Runs Out?</text:span><text:line-break/>Reshuffle its discard pile to form a new deck.</text:p>
        </text:list-item>
        <text:list-item>
          <text:p text:style-name="P21"><text:soft-page-break/><text:span text:style-name="Strong_20_Emphasis">Black Card Hand Limit?</text:span><text:line-break/>You can never hold more than <text:span text:style-name="Strong_20_Emphasis">3 black cards</text:span>. Discard extras immediately when drawn or gained.</text:p>
        </text:list-item>
        <text:list-item>
          <text:p text:style-name="P21"><text:span text:style-name="Strong_20_Emphasis">Play on Yourself?</text:span><text:line-break/>Yes—you may play black Play cards on your own white card.</text:p>
        </text:list-item>
        <text:list-item>
          <text:p text:style-name="P21"><text:span text:style-name="Strong_20_Emphasis">Tied-Value Discards?</text:span><text:line-break/>Cards with the same effective value share their rank. If a rule targets that rank (e.g., highest), <text:span text:style-name="Strong_20_Emphasis">all tied cards</text:span> are discarded.</text:p>
        </text:list-item>
      </text:list>
      <text:p text:style-name="P3"/>
      <text:p text:style-name="Text_20_body">🎉 <text:span text:style-name="Emphasis">Enjoy the game—may the most cunning strategist triumph!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17:13:38.320161900</meta:creation-date>
    <dc:date>2025-06-15T19:42:08.258840800</dc:date>
    <meta:editing-duration>PT1H41M14S</meta:editing-duration>
    <meta:editing-cycles>1</meta:editing-cycles>
    <meta:document-statistic meta:table-count="1" meta:image-count="0" meta:object-count="0" meta:page-count="5" meta:paragraph-count="119" meta:word-count="1091" meta:character-count="5788" meta:non-whitespace-character-count="4887"/>
    <meta:generator>LibreOffice/25.2.4.3$Windows_X86_64 LibreOffice_project/33e196637044ead23f5c3226cde09b47731f7e27</meta:generator>
  </office:meta>
</office:document-meta>
</file>